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6.404cm" fo:margin-left="-0.199cm" fo:margin-right="-0.206cm" table:align="margins" style:writing-mode="lr-tb"/>
    </style:style>
    <style:style style:name="Tableau2.A" style:family="table-column">
      <style:table-column-properties style:column-width="5.487cm" style:rel-column-width="21922*"/>
    </style:style>
    <style:style style:name="Tableau2.B" style:family="table-column">
      <style:table-column-properties style:column-width="2.589cm" style:rel-column-width="10344*"/>
    </style:style>
    <style:style style:name="Tableau2.C" style:family="table-column">
      <style:table-column-properties style:column-width="3.761cm" style:rel-column-width="15023*"/>
    </style:style>
    <style:style style:name="Tableau2.D" style:family="table-column">
      <style:table-column-properties style:column-width="4.567cm" style:rel-column-width="18246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/>
      <style:text-properties style:font-name="Arial1"/>
    </style:style>
    <style:style style:name="P9" style:family="paragraph" style:parent-style-name="Standard"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1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4" style:family="paragraph" style:parent-style-name="Standard">
      <style:paragraph-properties fo:line-height="0.388cm" style:snap-to-layout-grid="false">
        <style:tab-stops/>
      </style:paragraph-properties>
      <style:text-properties style:font-name="Arial1" fo:language="en" fo:country="GB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line-height="0.459cm" style:snap-to-layout-grid="false"/>
      <style:text-properties fo:text-transform="capitalize"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Texte_20_de_20_saisie">
      <style:text-properties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0" style:family="paragraph" style:parent-style-name="Texte_20_de_20_saisie"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21" style:family="paragraph" style:parent-style-name="Table_20_Contents">
      <style:text-properties style:font-name="Arial1"/>
    </style:style>
    <style:style style:name="P22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3" style:family="paragraph" style:parent-style-name="Texte_20_de_20_saisie">
      <style:paragraph-properties fo:margin-top="0.199cm" fo:margin-bottom="0.199cm" fo:text-align="start" style:justify-single-word="false"/>
      <style:text-properties fo:text-transform="capitalize" style:font-name="Arial1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6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color="#000000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fo:text-transform="capitalize" style:use-window-font-color="true"/>
    </style:style>
    <style:style style:name="T7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tiersprestataireapre_nomtiers"/>
        <text:user-field-decl office:value-type="string" office:string-value="" text:name="formqualif_intituleform"/>
      </text:user-field-decls>
      <text:section text:style-name="Sect1" text:name="recoursfavorable">
        <text:p text:style-name="P25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1"/>
            </table:table-cell>
            <table:table-cell table:style-name="Tableau1.A1" table:number-rows-spanned="6" office:value-type="string">
              <text:p text:style-name="P16"><text:user-field-get text:name="personne_qual"/> <text:user-field-get text:name="personne_prenom"/> <text:user-field-get text:name="personne_nom"/></text:p>
              <text:p text:style-name="P13"><text:span text:style-name="T5"><text:user-field-get text:name="adresse_numvoie"/></text:span><text:span text:style-name="T5"> <text:s/></text:span><text:span text:style-name="T7"><text:user-field-get text:name="adresse_typevoie"/></text:span><text:span text:style-name="T5"> <text:s/></text:span><text:span text:style-name="T5"><text:user-field-get text:name="adresse_nomvoie"/></text:span></text:p>
              <text:p text:style-name="P13"><text:span text:style-name="T5"><text:hidden-paragraph text:condition="ooow:Adresse_complideadr ==&quot;&quot;" text:is-hidden="true"/></text:span><text:span text:style-name="T5"><text:user-field-get text:name="adresse_complideadr"/></text:span></text:p>
              <text:p text:style-name="P11"><text:span text:style-name="T4"><text:user-field-get text:name="adresse_codepos"/></text:span><text:span text:style-name="T4"> <text:s/></text:span><text:span text:style-name="T4"><text:user-field-get text:name="adresse_locaadr"/></text:span></text:p>
            </table:table-cell>
          </table:table-row>
          <table:table-row>
            <table:table-cell table:style-name="Tableau1.A1" office:value-type="string">
              <text:p text:style-name="P7"><text:span text:style-name="T4">Réf. : </text:span>DPAS/SIS/BIP</text:p>
              <text:p text:style-name="P7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8"><text:span text:style-name="T1">Affaire suivie par :</text:span><text:span text:style-name="T1"><text:user-field-get text:name="user_prenom">user_prenom</text:user-field-get></text:span><text:span text:style-name="T1"> </text:span><text:span text:style-name="T2"><text:user-field-get text:name="user_nom">user_nom</text:user-field-get></text:span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14"/>
            </table:table-cell>
            <table:covered-table-cell/>
          </table:table-row>
          <table:table-row>
            <table:table-cell table:style-name="Tableau1.A1" office:value-type="string">
              <text:p text:style-name="P10">Bobigny, le <text:user-field-get text:name="comiteapre_datecomite"/></text:p>
            </table:table-cell>
            <table:table-cell table:style-name="Tableau1.A1" office:value-type="string">
              <text:p text:style-name="P21"/>
            </table:table-cell>
          </table:table-row>
        </table:table>
        <text:p text:style-name="P5"/>
        <text:p text:style-name="P9"/>
        <text:p text:style-name="P9"/>
        <text:p text:style-name="P15"><text:span text:style-name="T5"><text:user-field-get text:name="personne_qual"/></text:span>,</text:p>
        <text:p text:style-name="P12"/>
        <text:p text:style-name="P18">Vous avez sollicité une demande de financement pour <text:user-field-get text:name="apre_natureaide"/> dans le cadre de l’Aide Personnalisée pour le Retour à l'Emploi (APRE) qui peut être versée aux allocataires du RSA.</text:p>
        <text:p text:style-name="P18"/>
        <text:p text:style-name="P19">Après examen de votre demande, j’ai le plaisir de vous informer qu’il vous a été attribué une aide globale de <text:s/><text:user-field-get text:name="aprecomiteapre_montantattribue"/> € dans les conditions suivantes :</text:p>
        <text:p text:style-name="P1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22">Nature d’aide</text:p>
            </table:table-cell>
            <table:table-cell table:style-name="Tableau2.A1" office:value-type="string">
              <text:p text:style-name="P22">Montant (€)</text:p>
            </table:table-cell>
            <table:table-cell table:style-name="Tableau2.A1" office:value-type="string">
              <text:p text:style-name="P22">Mode de paiement</text:p>
            </table:table-cell>
            <table:table-cell table:style-name="Tableau2.D1" office:value-type="string">
              <text:p text:style-name="P22">Destinataire</text:p>
            </table:table-cell>
          </table:table-row>
          <table:table-row table:style-name="Tableau2.1">
            <table:table-cell table:style-name="Tableau2.A1" office:value-type="string">
              <text:p text:style-name="P22"><text:bookmark-start text:name="__DdeLink__3531_1863081522"/><text:user-field-get text:name="apre_natureaide"/><text:bookmark-end text:name="__DdeLink__3531_1863081522"/>.</text:p>
            </table:table-cell>
            <table:table-cell table:style-name="Tableau2.A1" office:value-type="string">
              <text:p text:style-name="P22"><text:user-field-get text:name="aprecomiteapre_montantattribue"/></text:p>
            </table:table-cell>
            <table:table-cell table:style-name="Tableau2.A1" office:value-type="string">
              <text:p text:style-name="P22">VIREMENT</text:p>
            </table:table-cell>
            <table:table-cell table:style-name="Tableau2.D1" office:value-type="string">
              <text:p text:style-name="P23"><text:user-field-get text:name="personne_qual"/> <text:user-field-get text:name="personne_nom"/> <text:user-field-get text:name="personne_prenom"/></text:p>
            </table:table-cell>
          </table:table-row>
        </table:table>
        <text:p text:style-name="P18"/>
        <text:p text:style-name="P18">Le paiement sera effectué directement sur votre compte bancaire.</text:p>
        <text:p text:style-name="P18"/>
        <text:p text:style-name="P18">Je souhaite que cette aide contribue à la réussite de votre projet professionnel.</text:p>
        <text:p text:style-name="P20"/>
        <text:p text:style-name="P18">Je vous prie d'agréer, <text:span text:style-name="T6"><text:user-field-get text:name="personne_qual"/></text:span><text:span text:style-name="T3">, l'expression</text:span> de mes salutations distinguées.</text:p>
        <text:p text:style-name="P18"/>
        <text:p text:style-name="P17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7-25T10:24:14.57</dc:date>
    <meta:editing-duration>PT01H34M42S</meta:editing-duration>
    <meta:editing-cycles>58</meta:editing-cycles>
    <meta:generator>OpenOffice.org/3.2$Win32 OpenOffice.org_project/320m12$Build-9483</meta:generator>
    <dc:creator>Julien Mille</dc:creator>
    <meta:printed-by>Julien Mille</meta:printed-by>
    <meta:print-date>2012-03-06T09:33:32.07</meta:print-date>
    <meta:document-statistic meta:table-count="2" meta:image-count="0" meta:object-count="0" meta:page-count="1" meta:paragraph-count="22" meta:word-count="112" meta:character-count="727"/>
  </office:meta>
</office:document-meta>
</file>